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0700000052BB40064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ambria" svg:font-family="Cambria" style:font-family-generic="roman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5in" table:align="margins" style:writing-mode="lr-tb"/>
    </style:style>
    <style:style style:name="Table1.A" style:family="table-column">
      <style:table-column-properties style:column-width="1.1271in" style:rel-column-width="9848*"/>
    </style:style>
    <style:style style:name="Table1.B" style:family="table-column">
      <style:table-column-properties style:column-width="1.534in" style:rel-column-width="13404*"/>
    </style:style>
    <style:style style:name="Table1.E" style:family="table-column">
      <style:table-column-properties style:column-width="0.6236in" style:rel-column-width="5449*"/>
    </style:style>
    <style:style style:name="Table1.F" style:family="table-column">
      <style:table-column-properties style:column-width="1.1472in" style:rel-column-width="10026*"/>
    </style:style>
    <style:style style:name="Table1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.F1" style:family="table-cell">
      <style:table-cell-properties fo:padding="0.0382in" fo:border="0.0069in solid #000000"/>
    </style:style>
    <style:style style:name="Table1.A2" style:family="table-cell">
      <style:table-cell-properties fo:padding="0.0382in" fo:border-left="0.0069in solid #000000" fo:border-right="none" fo:border-top="none" fo:border-bottom="0.0069in solid #000000"/>
    </style:style>
    <style:style style:name="Table1.F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2" style:family="table">
      <style:table-properties style:width="3.5125in" fo:margin-left="1.9813in" fo:margin-right="2.0063in" table:align="margins" style:writing-mode="lr-tb"/>
    </style:style>
    <style:style style:name="Table2.A" style:family="table-column">
      <style:table-column-properties style:column-width="0.8993in" style:rel-column-width="16778*"/>
    </style:style>
    <style:style style:name="Table2.B" style:family="table-column">
      <style:table-column-properties style:column-width="0.625in" style:rel-column-width="11661*"/>
    </style:style>
    <style:style style:name="Table2.C" style:family="table-column">
      <style:table-column-properties style:column-width="0.616in" style:rel-column-width="11492*"/>
    </style:style>
    <style:style style:name="Table2.E" style:family="table-column">
      <style:table-column-properties style:column-width="0.7472in" style:rel-column-width="13943*"/>
    </style:style>
    <style:style style:name="Table2.1" style:family="table-row">
      <style:table-row-properties style:min-row-height="0.2375in"/>
    </style:style>
    <style:style style:name="Table2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2.E1" style:family="table-cell">
      <style:table-cell-properties fo:padding="0.0382in" fo:border="0.0069in solid #000000"/>
    </style:style>
    <style:style style:name="Table2.A2" style:family="table-cell">
      <style:table-cell-properties fo:padding="0.0382in" fo:border-left="0.0069in solid #000000" fo:border-right="none" fo:border-top="none" fo:border-bottom="0.0069in solid #000000"/>
    </style:style>
    <style:style style:name="Table2.E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P1" style:family="paragraph" style:parent-style-name="Standard">
      <style:paragraph-properties fo:text-align="center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2.7398in"/>
          <style:tab-stop style:position="3.2in" style:type="center"/>
          <style:tab-stop style:position="3.3228in"/>
          <style:tab-stop style:position="3.6457in"/>
          <style:tab-stop style:position="3.9165in"/>
          <style:tab-stop style:position="4.6146in"/>
          <style:tab-stop style:position="4.802in"/>
          <style:tab-stop style:position="5.7917in"/>
        </style:tab-stops>
      </style:paragraph-properties>
      <style:text-properties style:font-name="Cambria"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/>
      <style:text-properties style:font-name="Cambria" fo:font-size="9pt" style:text-underline-style="solid" style:text-underline-width="auto" style:text-underline-color="font-color" style:font-size-asian="9pt" style:font-size-complex="9pt"/>
    </style:style>
    <style:style style:name="P3" style:family="paragraph" style:parent-style-name="Standard">
      <style:paragraph-properties>
        <style:tab-stops>
          <style:tab-stop style:position="3.5209in" style:type="center"/>
          <style:tab-stop style:position="7.3854in" style:type="right"/>
        </style:tab-stops>
      </style:paragraph-properties>
      <style:text-properties style:font-name="Cambria" fo:font-size="5pt" fo:font-weight="bold" style:font-size-asian="4.34999990463257pt" style:font-weight-asian="bold" style:font-size-complex="5pt"/>
    </style:style>
    <style:style style:name="P4" style:family="paragraph" style:parent-style-name="Standard">
      <style:paragraph-properties>
        <style:tab-stops>
          <style:tab-stop style:position="3.7709in" style:type="center"/>
          <style:tab-stop style:position="7.3854in" style:type="right"/>
        </style:tab-stops>
      </style:paragraph-properties>
      <style:text-properties style:font-name="Cambria" fo:font-size="10pt" style:font-size-asian="10pt" style:font-size-complex="10pt"/>
    </style:style>
    <style:style style:name="P5" style:family="paragraph" style:parent-style-name="Standard">
      <style:text-properties style:font-name="Cambria"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Cambria"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2.7398in"/>
          <style:tab-stop style:position="3.2in" style:type="center"/>
          <style:tab-stop style:position="3.3228in"/>
          <style:tab-stop style:position="3.6457in"/>
          <style:tab-stop style:position="3.9165in"/>
          <style:tab-stop style:position="4.6146in"/>
          <style:tab-stop style:position="4.802in"/>
          <style:tab-stop style:position="5.7917in"/>
        </style:tab-stops>
      </style:paragraph-properties>
      <style:text-properties style:font-name="Cambria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 style:snap-to-layout-grid="false">
        <style:tab-stops>
          <style:tab-stop style:position="2.6354in"/>
        </style:tab-stops>
      </style:paragraph-properties>
      <style:text-properties style:font-name="Cambria" fo:font-size="8pt" style:font-size-asian="8pt" style:font-size-complex="8pt"/>
    </style:style>
    <style:style style:name="P9" style:family="paragraph" style:parent-style-name="Standard">
      <style:paragraph-properties fo:text-align="end" style:justify-single-word="false" style:snap-to-layout-grid="false">
        <style:tab-stops>
          <style:tab-stop style:position="2.6354in"/>
        </style:tab-stops>
      </style:paragraph-properties>
      <style:text-properties style:font-name="Cambria" fo:font-size="8pt" style:font-size-asian="8pt" style:font-size-complex="8pt"/>
    </style:style>
    <style:style style:name="P10" style:family="paragraph" style:parent-style-name="Standard">
      <style:paragraph-properties fo:text-align="center" style:justify-single-word="false"/>
      <style:text-properties style:font-name="Cambria"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Cambria" fo:font-size="8pt" fo:font-weight="bold" style:font-size-asian="8pt" style:font-weight-asian="bold" style:font-size-complex="8pt"/>
    </style:style>
    <style:style style:name="P12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2.7398in"/>
          <style:tab-stop style:position="3.2in" style:type="center"/>
          <style:tab-stop style:position="3.3228in"/>
          <style:tab-stop style:position="3.6457in"/>
          <style:tab-stop style:position="3.9165in"/>
          <style:tab-stop style:position="4.6146in"/>
          <style:tab-stop style:position="4.802in"/>
          <style:tab-stop style:position="5.7917in"/>
        </style:tab-stops>
      </style:paragraph-properties>
      <style:text-properties style:font-name="Cambria" fo:font-size="6pt" style:text-underline-style="solid" style:text-underline-width="auto" style:text-underline-color="font-color" fo:font-weight="bold" style:font-size-asian="5.25pt" style:font-weight-asian="bold" style:font-size-complex="6pt"/>
    </style:style>
    <style:style style:name="P13" style:family="paragraph" style:parent-style-name="Standard">
      <style:text-properties style:font-name="Cambria" fo:font-size="6pt" style:font-size-asian="5.25pt" style:font-size-complex="6pt"/>
    </style:style>
    <style:style style:name="P14" style:family="paragraph" style:parent-style-name="Standard">
      <style:paragraph-properties fo:text-align="center" style:justify-single-word="false"/>
      <style:text-properties style:font-name="Cambria" fo:font-size="6pt" style:font-size-asian="5.25pt" style:font-size-complex="6pt"/>
    </style:style>
    <style:style style:name="P15" style:family="paragraph" style:parent-style-name="Table_20_Contents">
      <style:paragraph-properties fo:text-align="center" style:justify-single-word="false"/>
      <style:text-properties style:font-name="Cambria" fo:font-size="8pt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Cambria" fo:font-size="8pt" style:font-size-asian="8pt" style:font-size-complex="8pt"/>
    </style:style>
    <style:style style:name="P17" style:family="paragraph" style:parent-style-name="Standard" style:master-page-name="Standard">
      <style:paragraph-properties fo:margin-top="0.5in" fo:margin-bottom="0in" fo:text-align="center" style:justify-single-word="false" style:page-number="auto"/>
      <style:text-properties style:font-name="Cambria" fo:font-size="11pt" style:font-size-asian="11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Cambria" fo:font-size="8pt" style:font-size-asian="8pt" style:font-size-complex="8pt"/>
    </style:style>
    <style:style style:name="P19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7"><office:annotation><dc:creator>David Burke</dc:creator><dc:date>2011-01-03T18:48:24</dc:date><text:p text:style-name="P19"><text:span text:style-name="T4">do section for student in students</text:span></text:p></office:annotation><text:span text:style-name="T3">SECOND TRIMESTER REPORT</text:span><text:span text:style-name="T2"> CARD </text:span><text:span text:style-name="T2"><text:conditional-text text:condition="ooow:True" text:string-value-if-true="&quot;year&quot;" text:string-value-if-false="">year</text:conditional-text></text:span></text:p>
        <text:p text:style-name="P3"/>
        <text:p text:style-name="P4"><text:span text:style-name="T1"><text:conditional-text text:condition="ooow:True" text:string-value-if-true="&quot;student&quot;" text:string-value-if-false="">student</text:conditional-text></text:span><text:span text:style-name="T1"><text:tab/>HOMEROOM: </text:span><text:span text:style-name="T1"><text:conditional-text text:condition="ooow:True" text:string-value-if-true="&quot;student.primary_cohort&quot;" text:string-value-if-false="">student.primary_cohort</text:conditional-text></text:span><text:span text:style-name="T1"><text:tab/></text:span><text:span text:style-name="T1"><text:conditional-text text:condition="ooow:True" text:string-value-if-true="&quot;date&quot;" text:string-value-if-false="">date</text:conditional-text></text:span></text:p>
        <text:p text:style-name="P5"><text:conditional-text text:condition="ooow:True" text:string-value-if-true="&quot;student.street&quot;" text:string-value-if-false="">student.street</text:conditional-text></text:p>
        <text:p text:style-name="P5"><text:conditional-text text:condition="ooow:True" text:string-value-if-true="&quot;student.city&quot;" text:string-value-if-false="">student.city</text:conditional-text>, <text:conditional-text text:condition="ooow:True" text:string-value-if-true="&quot;student.state&quot;" text:string-value-if-false="">student.state</text:conditional-text> <text:conditional-text text:condition="ooow:True" text:string-value-if-true="&quot;student.zip&quot;" text:string-value-if-false="">student.zip</text:conditional-text></text:p>
        <text:p text:style-name="P2"/>
        <table:table table:name="Table1" table:style-name="Table1">
          <table:table-column table:style-name="Table1.A"/>
          <table:table-column table:style-name="Table1.B" table:number-columns-repeated="3"/>
          <table:table-column table:style-name="Table1.E"/>
          <table:table-column table:style-name="Table1.F"/>
          <table:table-row>
            <table:table-cell table:style-name="Table1.A1" office:value-type="string">
              <text:p text:style-name="P7">SUBJECT</text:p>
            </table:table-cell>
            <table:table-cell table:style-name="Table1.A1" office:value-type="string">
              <text:p text:style-name="P15">TRI 1</text:p>
            </table:table-cell>
            <table:table-cell table:style-name="Table1.A1" office:value-type="string">
              <text:p text:style-name="P15">TRI 2</text:p>
            </table:table-cell>
            <table:table-cell table:style-name="Table1.A1" office:value-type="string">
              <text:p text:style-name="P15">TRI 3</text:p>
            </table:table-cell>
            <table:table-cell table:style-name="Table1.A1" office:value-type="string">
              <text:p text:style-name="P15">YTD</text:p>
            </table:table-cell>
            <table:table-cell table:style-name="Table1.F1" office:value-type="string">
              <text:p text:style-name="P15">TEACHER</text:p>
            </table:table-cell>
          </table:table-row>
          <table:table-row>
            <table:table-cell table:style-name="Table1.A2" office:value-type="string">
              <text:p text:style-name="P15"><office:annotation><dc:creator>David Burke</dc:creator><dc:date>2011-01-03T16:35:56</dc:date><text:p text:style-name="P19"><text:span text:style-name="T4">do row for course in student.courses</text:span></text:p></office:annotation><text:conditional-text text:condition="ooow:True" text:string-value-if-true="&quot;course.description&quot;" text:string-value-if-false="">course.description</text:conditional-text></text:p>
            </table:table-cell>
            <table:table-cell table:style-name="Table1.A2" office:value-type="string">
              <text:p text:style-name="P6"><text:conditional-text text:condition="ooow:True" text:string-value-if-true="&quot;course.grade1&quot;" text:string-value-if-false="">course.grade1</text:conditional-text></text:p>
              <text:p text:style-name="P15"><text:conditional-text text:condition="ooow:True" text:string-value-if-true="&quot;course.grade1.comment&quot;" text:string-value-if-false="">course.grade1.comment</text:conditional-text></text:p>
            </table:table-cell>
            <table:table-cell table:style-name="Table1.A2" office:value-type="string">
              <text:p text:style-name="P6"><text:conditional-text text:condition="ooow:True" text:string-value-if-true="&quot;course.grade2&quot;" text:string-value-if-false="">course.grade2</text:conditional-text></text:p>
              <text:p text:style-name="P15"><text:conditional-text text:condition="ooow:True" text:string-value-if-true="&quot;course.grade2.comment&quot;" text:string-value-if-false="">course.grade2.comment</text:conditional-text></text:p>
            </table:table-cell>
            <table:table-cell table:style-name="Table1.A2" office:value-type="string">
              <text:p text:style-name="P6"><text:conditional-text text:condition="ooow:True" text:string-value-if-true="&quot;course.grade3&quot;" text:string-value-if-false="">course.grade3</text:conditional-text></text:p>
              <text:p text:style-name="P15"><text:conditional-text text:condition="ooow:True" text:string-value-if-true="&quot;course.grade3.comment&quot;" text:string-value-if-false="">course.grade3.comment</text:conditional-text></text:p>
            </table:table-cell>
            <table:table-cell table:style-name="Table1.A2" office:value-type="string">
              <text:p text:style-name="P15"><text:conditional-text text:condition="ooow:True" text:string-value-if-true="&quot;course.final&quot;" text:string-value-if-false="">course.final</text:conditional-text></text:p>
            </table:table-cell>
            <table:table-cell table:style-name="Table1.F2" office:value-type="string">
              <text:p text:style-name="P15"><text:conditional-text text:condition="ooow:True" text:string-value-if-true="&quot;course.teacher&quot;" text:string-value-if-false="">course.teacher</text:conditional-text></text:p>
            </table:table-cell>
          </table:table-row>
        </table:table>
        <text:p text:style-name="P12"/>
        <text:p text:style-name="P10">Academic Grading System</text:p>
        <text:p text:style-name="P6">0-69 Unsatisfactory<text:tab/>70 = Minimum Grade Required to Pass a Class</text:p>
        <text:p text:style-name="P6">71-79 = Satisfactory<text:tab/>80-89 = Good</text:p>
        <text:p text:style-name="P6">90-100 Excellent<text:tab/>I = Incomplete</text:p>
        <text:p text:style-name="P6">Certain courses are graded on a Pass/Fail scale.</text:p>
        <text:p text:style-name="P13"/>
        <text:p text:style-name="P11">Attendance Record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B"/>
          <table:table-column table:style-name="Table2.E"/>
          <table:table-row table:style-name="Table2.1">
            <table:table-cell table:style-name="Table2.A1" office:value-type="string">
              <text:p text:style-name="P8"/>
            </table:table-cell>
            <table:table-cell table:style-name="Table2.A1" office:value-type="string">
              <text:p text:style-name="P8">TRI 1</text:p>
            </table:table-cell>
            <table:table-cell table:style-name="Table2.A1" office:value-type="string">
              <text:p text:style-name="P8">TRI 2</text:p>
            </table:table-cell>
            <table:table-cell table:style-name="Table2.A1" office:value-type="string">
              <text:p text:style-name="P8">TRI 3</text:p>
            </table:table-cell>
            <table:table-cell table:style-name="Table2.E1" office:value-type="string">
              <text:p text:style-name="P8">Year Totals</text:p>
            </table:table-cell>
          </table:table-row>
          <table:table-row table:style-name="Table2.1">
            <table:table-cell table:style-name="Table2.A2" office:value-type="string">
              <text:p text:style-name="P9">Absent</text:p>
            </table:table-cell>
            <table:table-cell table:style-name="Table2.A2" office:value-type="string">
              <text:p text:style-name="P8"><text:conditional-text text:condition="ooow:True" text:string-value-if-true="&quot;student.absent1&quot;" text:string-value-if-false="">student.absent1</text:conditional-text></text:p>
            </table:table-cell>
            <table:table-cell table:style-name="Table2.A2" office:value-type="string">
              <text:p text:style-name="P8"><text:conditional-text text:condition="ooow:True" text:string-value-if-true="&quot;student.absent2&quot;" text:string-value-if-false="">student.absent2</text:conditional-text></text:p>
            </table:table-cell>
            <table:table-cell table:style-name="Table2.A2" office:value-type="string">
              <text:p text:style-name="P8"><text:conditional-text text:condition="ooow:True" text:string-value-if-true="&quot;student.absent3&quot;" text:string-value-if-false="">student.absent3</text:conditional-text></text:p>
            </table:table-cell>
            <table:table-cell table:style-name="Table2.E2" office:value-type="string">
              <text:p text:style-name="P8"><text:conditional-text text:condition="ooow:True" text:string-value-if-true="&quot;student.absent_total&quot;" text:string-value-if-false="">student.absent_total</text:conditional-text></text:p>
            </table:table-cell>
          </table:table-row>
          <table:table-row table:style-name="Table2.1">
            <table:table-cell table:style-name="Table2.A2" office:value-type="string">
              <text:p text:style-name="P9">Late</text:p>
            </table:table-cell>
            <table:table-cell table:style-name="Table2.A2" office:value-type="string">
              <text:p text:style-name="P8"><text:conditional-text text:condition="ooow:True" text:string-value-if-true="&quot;student.tardy1&quot;" text:string-value-if-false="">student.tardy1</text:conditional-text></text:p>
            </table:table-cell>
            <table:table-cell table:style-name="Table2.A2" office:value-type="string">
              <text:p text:style-name="P8"><text:conditional-text text:condition="ooow:True" text:string-value-if-true="&quot;student.tardy2&quot;" text:string-value-if-false="">student.tardy2</text:conditional-text></text:p>
            </table:table-cell>
            <table:table-cell table:style-name="Table2.A2" office:value-type="string">
              <text:p text:style-name="P8"><text:conditional-text text:condition="ooow:True" text:string-value-if-true="&quot;student.tardy3&quot;" text:string-value-if-false="">student.tardy3</text:conditional-text></text:p>
            </table:table-cell>
            <table:table-cell table:style-name="Table2.E2" office:value-type="string">
              <text:p text:style-name="P8"><text:conditional-text text:condition="ooow:True" text:string-value-if-true="&quot;student.tardy_total&quot;" text:string-value-if-false="">student.tardy_total</text:conditional-text></text:p>
            </table:table-cell>
          </table:table-row>
          <table:table-row table:style-name="Table2.1">
            <table:table-cell table:style-name="Table2.A2" office:value-type="string">
              <text:p text:style-name="P9">Early Dismissal</text:p>
            </table:table-cell>
            <table:table-cell table:style-name="Table2.A2" office:value-type="string">
              <text:p text:style-name="P8"><text:conditional-text text:condition="ooow:True" text:string-value-if-true="&quot;student.dismissed1&quot;" text:string-value-if-false="">student.dismissed1</text:conditional-text></text:p>
            </table:table-cell>
            <table:table-cell table:style-name="Table2.A2" office:value-type="string">
              <text:p text:style-name="P8"><text:conditional-text text:condition="ooow:True" text:string-value-if-true="&quot;student.dismissed2&quot;" text:string-value-if-false="">student.dismissed2</text:conditional-text></text:p>
            </table:table-cell>
            <table:table-cell table:style-name="Table2.A2" office:value-type="string">
              <text:p text:style-name="P8"><text:conditional-text text:condition="ooow:True" text:string-value-if-true="&quot;student.dismissed3&quot;" text:string-value-if-false="">student.dismissed3</text:conditional-text></text:p>
            </table:table-cell>
            <table:table-cell table:style-name="Table2.E2" office:value-type="string">
              <text:p text:style-name="P8"><text:conditional-text text:condition="ooow:True" text:string-value-if-true="&quot;student.dismissed_total&quot;" text:string-value-if-false="">student.dismissed_total</text:conditional-text></text:p>
            </table:table-cell>
          </table:table-row>
        </table:table>
        <text:p text:style-name="P14"/>
        <text:p text:style-name="P1"><text:span text:style-name="T2">Cumulative Grade Point Average: <text:s/></text:span><text:span text:style-name="T2"><text:conditional-text text:condition="ooow:True" text:string-value-if-true="&quot;student.gpa&quot;" text:string-value-if-false="">student.gpa</text:conditional-text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ambria" svg:font-family="Cambria" style:font-family-generic="roman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81" style:layout-grid-base-height="0.122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25in" fo:margin-bottom="0.8201in" fo:margin-left="0.6in" fo:margin-right="1in" style:writing-mode="lr-tb" style:layout-grid-color="#c0c0c0" style:layout-grid-lines="81" style:layout-grid-base-height="0.122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2" text:anchor-type="as-char" svg:width="7.5in" svg:height="0.7929in" draw:z-index="0"><draw:image xlink:href="Pictures/100000000000030700000052BB40064F.png" xlink:type="simple" xlink:show="embed" xlink:actuate="onLoad"/></draw:frame> 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nburgos</meta:initial-creator>
    <meta:creation-date>2010-11-17T15:47:00</meta:creation-date>
    <dc:creator>David </dc:creator>
    <dc:date>2011-04-26T09:25:24</dc:date>
    <meta:print-date>2010-11-17T15:25:00</meta:print-date>
    <meta:editing-cycles>29</meta:editing-cycles>
    <meta:editing-duration>PT22H49M55S</meta:editing-duration>
    <meta:generator>LibreOffice/3.3$Unix LibreOffice_project/330m19$Build-202</meta:generator>
    <meta:document-statistic meta:table-count="2" meta:image-count="1" meta:object-count="0" meta:page-count="1" meta:paragraph-count="46" meta:word-count="95" meta:character-count="826"/>
    <meta:user-defined meta:name="Info 1"/>
    <meta:user-defined meta:name="Info 2"/>
    <meta:user-defined meta:name="Info 3"/>
    <meta:user-defined meta:name="Info 4"/>
  </office:meta>
</office:document-meta>
</file>